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36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style:vertical-align="automatic"/>
      <style:text-properties style:font-name="Cumberland" style:font-name-asian="Cumberland" style:font-name-complex="Cumberland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8" style:family="table-cell" style:parent-style-name="Default" style:data-style-name="N15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15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signment 2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blems from the text book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) <text:s/>For each function f(n) and time t in the following table, determine the largest size n of a problem that can be solved in time t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assuming that the algorithm to solve the problem takes f(n) microseconds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5">
            <text:p>1 second</text:p>
          </table:table-cell>
          <table:table-cell office:value-type="string" table:style-name="ce5">
            <text:p>1 minute</text:p>
          </table:table-cell>
          <table:table-cell office:value-type="string" table:style-name="ce5">
            <text:p>1 hour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1 year</text:p>
          </table:table-cell>
          <table:table-cell office:value-type="string" table:style-name="ce6">
            <text:p>1 century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lg n</text:p>
          </table:table-cell>
          <table:table-cell office:value-type="string" table:style-name="ce8">
            <text:p>e^1E+6</text:p>
          </table:table-cell>
          <table:table-cell office:value-type="string" table:style-name="ce8">
            <text:p>60e^1E+6</text:p>
          </table:table-cell>
          <table:table-cell office:value-type="string" table:style-name="ce8">
            <text:p>36e^1E+6</text:p>
          </table:table-cell>
          <table:table-cell office:value-type="string" table:style-name="ce8">
            <text:p>864e^1E+6</text:p>
          </table:table-cell>
          <table:table-cell office:value-type="string" table:style-name="ce8">
            <text:p>26784e^1E+6</text:p>
          </table:table-cell>
          <table:table-cell office:value-type="string" table:style-name="ce8">
            <text:p>321408e^1E+6</text:p>
          </table:table-cell>
          <table:table-cell office:value-type="string" table:style-name="ce9">
            <text:p>3.31408E+9*e^1E+6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qrt n</text:p>
          </table:table-cell>
          <table:table-cell office:value-type="float" office:value="1000000000000" table:style-name="ce10">
            <text:p>1.00E+012</text:p>
          </table:table-cell>
          <table:table-cell office:value-type="float" office:value="60000000000000" table:style-name="ce18">
            <text:p>6.00E+13</text:p>
          </table:table-cell>
          <table:table-cell office:value-type="float" office:value="3600000000000000" table:style-name="ce18">
            <text:p>3.60E+15</text:p>
          </table:table-cell>
          <table:table-cell office:value-type="float" office:value="8.64E+16" table:style-name="ce18">
            <text:p>8.64E+16</text:p>
          </table:table-cell>
          <table:table-cell office:value-type="float" office:value="2.6784E+18" table:style-name="ce18">
            <text:p>2.68E+18</text:p>
          </table:table-cell>
          <table:table-cell office:value-type="float" office:value="3.21408E+19" table:style-name="ce18">
            <text:p>3.21E+19</text:p>
          </table:table-cell>
          <table:table-cell office:value-type="float" office:value="3.21408E+21" table:style-name="ce19">
            <text:p>3.21E+21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</text:p>
          </table:table-cell>
          <table:table-cell office:value-type="float" office:value="1000000" table:style-name="ce10">
            <text:p>1.00E+006</text:p>
          </table:table-cell>
          <table:table-cell office:value-type="float" office:value="60000000" table:style-name="ce18">
            <text:p>6.00E+07</text:p>
          </table:table-cell>
          <table:table-cell office:value-type="float" office:value="3600000000" table:style-name="ce18">
            <text:p>3.60E+09</text:p>
          </table:table-cell>
          <table:table-cell office:value-type="float" office:value="8640000000" table:style-name="ce18">
            <text:p>8.64E+09</text:p>
          </table:table-cell>
          <table:table-cell office:value-type="float" office:value="2678400000000" table:style-name="ce18">
            <text:p>2.68E+12</text:p>
          </table:table-cell>
          <table:table-cell office:value-type="float" office:value="32140800000000" table:style-name="ce18">
            <text:p>3.21E+13</text:p>
          </table:table-cell>
          <table:table-cell office:value-type="float" office:value="3214080000000000" table:style-name="ce19">
            <text:p>3.21E+15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 lg n</text:p>
          </table:table-cell>
          <table:table-cell office:value-type="float" office:value="87847.5" table:style-name="ce10">
            <text:p>8.78E+004</text:p>
          </table:table-cell>
          <table:table-cell office:value-type="float" office:value="3950160" table:style-name="ce18">
            <text:p>3.95E+06</text:p>
          </table:table-cell>
          <table:table-cell office:value-type="float" office:value="188909000" table:style-name="ce18">
            <text:p>1.89E+08</text:p>
          </table:table-cell>
          <table:table-cell office:value-type="float" office:value="3911760000" table:style-name="ce18">
            <text:p>3.91E+09</text:p>
          </table:table-cell>
          <table:table-cell office:value-type="float" office:value="105523000000" table:style-name="ce18">
            <text:p>1.06E+11</text:p>
          </table:table-cell>
          <table:table-cell office:value-type="float" office:value="1157100000000" table:style-name="ce18">
            <text:p>1.16E+12</text:p>
          </table:table-cell>
          <table:table-cell office:value-type="float" office:value="99713000000000" table:style-name="ce19">
            <text:p>9.97E+13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2</text:p>
          </table:table-cell>
          <table:table-cell office:value-type="float" office:value="1000" table:style-name="ce8">
            <text:p>1000</text:p>
          </table:table-cell>
          <table:table-cell office:value-type="float" office:value="60000" table:style-name="ce8">
            <text:p>60000</text:p>
          </table:table-cell>
          <table:table-cell office:value-type="float" office:value="360000" table:style-name="ce8">
            <text:p>360000</text:p>
          </table:table-cell>
          <table:table-cell office:value-type="float" office:value="8640000" table:style-name="ce8">
            <text:p>8640000</text:p>
          </table:table-cell>
          <table:table-cell office:value-type="float" office:value="267840000" table:style-name="ce8">
            <text:p>267840000</text:p>
          </table:table-cell>
          <table:table-cell office:value-type="float" office:value="3214080000" table:style-name="ce8">
            <text:p>3214080000</text:p>
          </table:table-cell>
          <table:table-cell office:value-type="float" office:value="321408000000" table:style-name="ce9">
            <text:p>3.21408E+11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3</text:p>
          </table:table-cell>
          <table:table-cell office:value-type="float" office:value="100" table:style-name="ce8">
            <text:p>100</text:p>
          </table:table-cell>
          <table:table-cell office:value-type="float" office:value="6000" table:style-name="ce8">
            <text:p>6000</text:p>
          </table:table-cell>
          <table:table-cell office:value-type="float" office:value="36000" table:style-name="ce8">
            <text:p>36000</text:p>
          </table:table-cell>
          <table:table-cell office:value-type="float" office:value="864000" table:style-name="ce8">
            <text:p>864000</text:p>
          </table:table-cell>
          <table:table-cell office:value-type="float" office:value="26784000" table:style-name="ce8">
            <text:p>26784000</text:p>
          </table:table-cell>
          <table:table-cell office:value-type="float" office:value="321408000" table:style-name="ce8">
            <text:p>321408000</text:p>
          </table:table-cell>
          <table:table-cell office:value-type="float" office:value="32140800000" table:style-name="ce9">
            <text:p>3214080000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2n</text:p>
          </table:table-cell>
          <table:table-cell office:value-type="float" office:value="19" table:style-name="ce10">
            <text:p>1.90E+001</text:p>
          </table:table-cell>
          <table:table-cell office:value-type="float" office:value="25" table:style-name="ce8">
            <text:p>25</text:p>
          </table:table-cell>
          <table:table-cell office:value-type="float" office:value="31" table:style-name="ce8">
            <text:p>31</text:p>
          </table:table-cell>
          <table:table-cell office:value-type="float" office:value="36" table:style-name="ce8">
            <text:p>36</text:p>
          </table:table-cell>
          <table:table-cell office:value-type="float" office:value="41" table:style-name="ce8">
            <text:p>41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9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!</text:p>
          </table:table-cell>
          <table:table-cell office:value-type="float" office:value="9" table:style-name="ce13">
            <text:p>9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3">
            <text:p>13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7" table:style-name="ce14">
            <text:p>17</text:p>
          </table:table-cell>
          <table:table-cell table:number-columns-repeated="16376"/>
        </table:table-row>
        <table:table-row table:style-name="ro1">
          <table:table-cell table:style-name="ce1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) Calculate the polynomial time for the Bubble Sort. <text:s/>Use a different constant for each operation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BUBBLESORT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1 <text:s/>for i = 1 to A.length - 1</text:p>
          </table:table-cell>
          <table:table-cell table:number-columns-repeated="4" table:style-name="ce1"/>
          <table:table-cell office:value-type="string" table:style-name="ce1">
            <text:p>iteriate i</text:p>
          </table:table-cell>
          <table:table-cell table:style-name="ce1"/>
          <table:table-cell office:value-type="string" table:style-name="ce1">
            <text:p>a(N) ops</text:p>
          </table:table-cell>
          <table:table-cell table:style-name="ce1"/>
          <table:table-cell office:value-type="string" table:style-name="ce1">
            <text:p>Total runtime: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2 <text:s text:c="6"/>for j = Lengthen downto i + 1</text:p>
          </table:table-cell>
          <table:table-cell table:number-columns-repeated="4" table:style-name="ce1"/>
          <table:table-cell office:value-type="string" table:style-name="ce1">
            <text:p>iteriate j</text:p>
          </table:table-cell>
          <table:table-cell table:style-name="ce1"/>
          <table:table-cell office:value-type="string" table:style-name="ce1">
            <text:p>b(N) ops</text:p>
          </table:table-cell>
          <table:table-cell table:style-name="ce1"/>
          <table:table-cell office:value-type="string" table:style-name="ce1">
            <text:p>ON^2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3 <text:s text:c="11"/>if A[j] &lt; A[j - 1]</text:p>
          </table:table-cell>
          <table:table-cell table:number-columns-repeated="4" table:style-name="ce1"/>
          <table:table-cell office:value-type="string" table:style-name="ce1">
            <text:p>test if A[i] &lt; A[j-1]</text:p>
          </table:table-cell>
          <table:table-cell table:style-name="ce1"/>
          <table:table-cell office:value-type="string" table:style-name="ce1">
            <text:p>c(N^2) op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6">
            <text:p>4 <text:s text:c="16"/>exchange A[j] with A[j - 1]</text:p>
          </table:table-cell>
          <table:table-cell table:number-columns-repeated="4" table:style-name="ce1"/>
          <table:table-cell office:value-type="string" table:style-name="ce1">
            <text:p>exchange A[i] with A[j-1]</text:p>
          </table:table-cell>
          <table:table-cell table:style-name="ce1"/>
          <table:table-cell office:value-type="string" table:style-name="ce1">
            <text:p>d(N^2) ops [worst case]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3) Show that When |x| ≤ 1, we have the approximat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7">
            <text:p>e^x = 1 + x + Θ(x^2)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s x approaches 1</text:p>
          </table:table-cell>
          <table:table-cell table:style-name="ce1"/>
          <table:table-cell office:value-type="string" table:style-name="ce1">
            <text:p>as x approaches 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^1 = 1+1+ Θ(1^2)</text:p>
          </table:table-cell>
          <table:table-cell table:style-name="ce1"/>
          <table:table-cell office:value-type="string" table:style-name="ce1">
            <text:p>e^0 = 1 + 0 + 0^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 = 2+ Θ</text:p>
          </table:table-cell>
          <table:table-cell table:style-name="ce1"/>
          <table:table-cell office:value-type="string" table:style-name="ce1">
            <text:p>1 = 1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rucifist</meta:initial-creator>
    <dc:creator>Crucifist</dc:creator>
    <meta:creation-date>2014-09-20T06:47:29Z</meta:creation-date>
    <dc:date>2014-09-20T06:47:30Z</dc:date>
    <meta:editing-cycles>1</meta:editing-cycles>
    <meta:editing-duration>PT1421S</meta:editing-duration>
  </office:meta>
</office:document-meta>
</file>